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61ee" officeooo:paragraph-rsid="001b61e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Heading_20_1">
      <style:text-properties officeooo:rsid="001b61ee" officeooo:paragraph-rsid="001b61ee"/>
    </style:style>
    <style:style style:name="T1" style:family="text">
      <style:text-properties officeooo:rsid="001b6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m du projet</text:h>
      <text:p text:style-name="Text_20_body">Projet dans le cadre de l'UE « Architecture des Ordinateurs » de L2S<text:span text:style-name="T1">3</text:span>, Université de Strasbourg. </text:p>
      <text:p text:style-name="P1">Description du projet</text:p>
      <text:h text:style-name="Heading_20_2" text:outline-level="2"><text:bookmark text:name="user-content-télécharger-ce-projet"/>Télécharger ce projet</text:h>
      <text:h text:style-name="Heading_20_3" text:outline-level="3"><text:bookmark text:name="user-content-pré-requis"/>Pré-requis</text:h>
      <text:p text:style-name="Text_20_body">Il vous faudra <text:span text:style-name="Source_20_Text">git</text:span> ainsi que la <text:span text:style-name="Source_20_Text">JRE</text:span>. Pour Ubuntu :</text:p>
      <text:p text:style-name="P2"><text:span text:style-name="Source_20_Text">apt-get install git-core openjdk-6-jre</text:span></text:p>
      <text:h text:style-name="Heading_20_3" text:outline-level="3"><text:bookmark text:name="user-content-télécharger"/>Télécharger</text:h>
      <text:p text:style-name="Text_20_body">Pour télécharger ce projet dans le dossier de votre choix :</text:p>
      <text:p text:style-name="P2"><text:span text:style-name="Source_20_Text">git clone git://github.com/</text:span></text:p>
      <text:h text:style-name="Heading_20_3" text:outline-level="3"><text:bookmark text:name="user-content-compiler-et-lancer-le-programme-via-mars"/>Compiler et lancer le programme via Mars</text:h>
      <text:p text:style-name="Text_20_body">Pour lancer Mars :</text:p>
      <text:p text:style-name="P2"><text:span text:style-name="Source_20_Text">java -jar Mars.jar</text:span></text:p>
      <text:p text:style-name="Text_20_body">Puis ouvrir le fichier <text:span text:style-name="Source_20_Text">traitement.s</text:span>. Les raccourcis clavier dans Mars pour pour assembler et lancer le programme sont respectivement <text:span text:style-name="Source_20_Text">F3</text:span> et <text:span text:style-name="Source_20_Text">F5</text:span>.</text:p>
      <text:h text:style-name="Heading_20_2" text:outline-level="2"><text:bookmark text:name="user-content-license"/>License</text:h>
      <text:p text:style-name="Text_20_body">Copyright © 20<text:span text:style-name="T1">18 Andi MANIETA</text:span></text:p>
      <text:p text:style-name="Text_20_body">Ce projet est libre. Vous pouvez le redistribuer ou le modifier selon les termes de la license « Do What The Fuck You Want To Public License ». Pour de plus amples informations, veuillez vous référer au <text:span text:style-name="T1">lien suivant : </text:span><text:a xlink:type="simple" xlink:href="http://www.wtfpl.net/" text:style-name="Internet_20_link" text:visited-style-name="Visited_20_Internet_20_Link">http://www.wtfpl.net/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14:28.903473377</meta:creation-date>
    <dc:date>2019-10-08T13:19:00.989552201</dc:date>
    <meta:editing-duration>PT4M3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39" meta:character-count="841" meta:non-whitespace-character-count="718"/>
  </office:meta>
</office:document-meta>
</file>